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size="14pt" style:font-size-asian="10.5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SonATA future Functionality Wish List</text:p>
      <text:p text:style-name="P3"></text:p>
      <text:p text:style-name="P3">General:</text:p>
      <text:p text:style-name="P3"><text:s text:c="8"/>- Fully Documented System as Implemented</text:p>
      <text:p text:style-name="P3"></text:p>
      <text:p text:style-name="P3">Control System - SSE</text:p>
      <text:p text:style-name="P3"></text:p>
      <text:p text:style-name="P3"><text:s text:c="3"/>- Scheduler:</text:p>
      <text:p text:style-name="P3"><text:s text:c="8"/>- better algorithm for reobserving "fully observed" targets</text:p>
      <text:p text:style-name="P3"><text:s text:c="8"/>- add rule: select second etc. beam targets that have</text:p>
      <text:p text:style-name="P3"><text:s text:c="14"/>approximately the same unobserved freqs as the first target</text:p>
      <text:p text:style-name="P3"><text:s text:c="8"/>- add rule: if first selected target has no nearby targets</text:p>
      <text:p text:style-name="P3"><text:s text:c="14"/>for additional beams, then try another first target</text:p>
      <text:p text:style-name="P3"><text:s text:c="8"/>- HPBW grid followup on candidate</text:p>
      <text:p text:style-name="P3"><text:s text:c="8"/>- review/rework target merit factors</text:p>
      <text:p text:style-name="P3"><text:s text:c="13"/>- review/implement suggestions from Habcat paper</text:p>
      <text:p text:style-name="P3"><text:s text:c="13"/>- are new merit factors needed?</text:p>
      <text:p text:style-name="P3"><text:s text:c="13"/>- are different merit factor weightings needed?</text:p>
      <text:p text:style-name="P3"><text:s text:c="8"/>- add changes to support ecliptic search program</text:p>
      <text:p text:style-name="P3"><text:s text:c="8"/>- add check to verify all targets are in the primary FOV</text:p>
      <text:p text:style-name="P3"><text:s text:c="8"/>- adjust target visibility check to handle moving targets</text:p>
      <text:p text:style-name="P3"><text:s text:c="8"/>- add satellite RFI "avoidance zones"</text:p>
      <text:p text:style-name="P3"><text:s text:c="8"/>- fall back to single beam mode if that is all that's available</text:p>
      <text:p text:style-name="P3"><text:s text:c="4"/>- Rework sse-pkg to use modern CppUnit</text:p>
      <text:p text:style-name="P3"><text:s text:c="4"/>- Add wide null beams</text:p>
      <text:p text:style-name="P3"><text:s text:c="4"/>- Verify use of nulls (and that null-depth factor is appropriate)</text:p>
      <text:p text:style-name="P3"><text:s text:c="4"/>- implement commensal observing (Sonata as secondary observer,</text:p>
      <text:p text:style-name="P3"><text:s text:c="9"/>partially done)</text:p>
      <text:p text:style-name="P3"><text:s text:c="4"/>- Determine if there are any scaling issues handling hundreds of DXs</text:p>
      <text:p text:style-name="P3"><text:s text:c="4"/>- Determine if there are any scaling issues handling &gt; 42 ants</text:p>
      <text:p text:style-name="P3"><text:s text:c="4"/>- Publicly viewable near-real-time observing info on targets etc.</text:p>
      <text:p text:style-name="P3"><text:s text:c="10"/>(partially implemented)</text:p>
      <text:p text:style-name="P3"><text:s text:c="4"/>- periodic automatic system tests (test signal, spacecraft)</text:p>
      <text:p text:style-name="P3"><text:s text:c="4"/>- archive all candidates in followups</text:p>
      <text:p text:style-name="P3"><text:s text:c="4"/>- email/texting/autodialing notice of potential ET candidates</text:p>
      <text:p text:style-name="P3"><text:s text:c="4"/>- improve quality of frequency calibrations</text:p>
      <text:p text:style-name="P3"><text:s text:c="4"/>- automatic recalibration after N hours without obs restart</text:p>
      <text:p text:style-name="P3"><text:s text:c="4"/>- more efficient use of beams and DXs for followups (only use</text:p>
      <text:p text:style-name="P3"><text:s text:c="9"/>as many as needed)</text:p>
      <text:p text:style-name="P3"><text:s text:c="4"/>- automatically convert ATA observing schedule into automated</text:p>
      <text:p text:style-name="P3"><text:s text:c="9"/>system startup &amp; shutdown (use alternative to cron?)</text:p>
      <text:p text:style-name="P3"><text:s text:c="4"/>- log all errors in the database</text:p>
      <text:p text:style-name="P3"><text:soft-page-break/><text:s text:c="4"/>- log ants used in the database</text:p>
      <text:p text:style-name="P3"><text:s text:c="4"/>- add watchdog to automatically restart SSE if it fails</text:p>
      <text:p text:style-name="P3"><text:s text:c="4"/>- continue development of Web UI prototype to make it fully</text:p>
      <text:p text:style-name="P3"><text:s text:c="9"/>functional, or develop other new remote interface</text:p>
      <text:p text:style-name="P3"><text:s text:c="4"/>- Add mechanism for Sonata to be easily enabled/disabled by staff</text:p>
      <text:p text:style-name="P3"><text:s text:c="8"/>at HC (mainly to control rogue actions)</text:p>
      <text:p text:style-name="P3"><text:s text:c="4"/>- add circular pol beam calibration control code - review and refine daily obs reports</text:p>
      <text:p text:style-name="P3"><text:s text:c="4"/>- add mechanism to mark observations as invalid in the database</text:p>
      <text:p text:style-name="P3"><text:s text:c="4"/>- rework how "bad ant pols" are specified - make a user parameter?</text:p>
      <text:p text:style-name="P3"><text:s text:c="4"/>- document how to build &amp; verify the sse-pkg using stlport</text:p>
      <text:p text:style-name="P3"><text:s text:c="4"/>- consider sharing target catalogs among observing databases</text:p>
      <text:p text:style-name="P3"><text:s text:c="9"/>to reduce space</text:p>
      <text:p text:style-name="P3"><text:s text:c="4"/>- consider changing dark sky array pointing for bf autoatten</text:p>
      <text:p text:style-name="P3"><text:s text:c="8"/>from az/el 330,30 to dark[0,6,12,18] hours RA</text:p>
      <text:p text:style-name="P3"><text:s text:c="4"/>- use common prefix for all SSE env var names</text:p>
      <text:p text:style-name="P3"><text:s text:c="4"/>- tscope minDishSuccessPercent (# dishs allowed to fail) should be</text:p>
      <text:p text:style-name="P3"><text:s text:c="9"/>configurable</text:p>
      <text:p text:style-name="P3"><text:s text:c="4"/>- create a utility program to convert equatorial/galactic coords</text:p>
      <text:p text:style-name="P3"><text:s text:c="4"/>- add option to disable birdie masks in activities (e.g., for</text:p>
      <text:p text:style-name="P3"><text:s text:c="9"/>observing spacecraft)</text:p>
      <text:p text:style-name="P3"><text:s text:c="4"/>- change the calibration strategies so that the permanent RFI</text:p>
      <text:p text:style-name="P3"><text:s text:c="9"/>mask is taken into account when selecting frequencies</text:p>
      <text:p text:style-name="P3"><text:s text:c="4"/>- automatically verify calibration quality</text:p>
      <text:p text:style-name="P3"><text:s text:c="4"/>- make order of followup sequences configurable at runtime</text:p>
      <text:p text:style-name="P3"><text:s text:c="8"/>instead of being compiled into the seeker.</text:p>
      <text:p text:style-name="P3"></text:p>
      <text:p text:style-name="P3">Configuration</text:p>
      <text:p text:style-name="P3"><text:s text:c="4"/>- determine appropriate thresholds &amp; other configuration values for</text:p>
      <text:p text:style-name="P3"><text:s text:c="9"/>all cw &amp; pulse related observing parameters</text:p>
      <text:p text:style-name="P3"><text:s text:c="4"/>- determine appropriate calibration integration times for entire</text:p>
      <text:p text:style-name="P3"><text:s text:c="7"/>1 - 11 Ghz band</text:p>
      <text:p text:style-name="P3"><text:s text:c="4"/>- validate minimum beam separation</text:p>
      <text:p text:style-name="P3"></text:p>
      <text:p text:style-name="P3">Signal Processing</text:p>
      <text:p text:style-name="P3"></text:p>
      <text:p text:style-name="P3"><text:s text:c="8"/>- New types of signals for packetgen</text:p>
      <text:p text:style-name="P3"><text:s text:c="8"/>- New algorithms for new signals</text:p>
      <text:p text:style-name="P3"><text:s text:c="8"/>- Sum of polarizations for CW detection</text:p>
      <text:p text:style-name="P3"><text:s text:c="8"/>- Wide band CW signals</text:p>
      <text:p text:style-name="P3"><text:s text:c="8"/>- Full bandwidth Coherent Detecto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e Jordan</meta:initial-creator>
    <meta:creation-date>2009-12-04T15:05:19</meta:creation-date>
    <dc:date>2009-12-04T16:13:50</dc:date>
    <dc:creator>Jane Jordan</dc:creator>
    <meta:editing-duration>PT01H08M32S</meta:editing-duration>
    <meta:editing-cycles>3</meta:editing-cycles>
    <meta:generator>OpenOffice.org/3.0$Unix OpenOffice.org_project/300m21$Build-9319</meta:generator>
    <meta:document-statistic meta:table-count="0" meta:image-count="0" meta:object-count="0" meta:page-count="2" meta:paragraph-count="82" meta:word-count="566" meta:character-count="3995"/>
    <meta:user-defined meta:name="Info 1"/>
    <meta:user-defined meta:name="Info 2"/>
    <meta:user-defined meta:name="Info 3"/>
    <meta:user-defined meta:name="Info 4"/>
  </office:meta>
</office:document-meta>
</file>